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1pt" fo:language="en" fo:country="none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 of abbreviations (these appear in the same order as conversation tallies, by appearance in comic):</text:p>
      <text:p text:style-name="P1">JE = John Egbert</text:p>
      <text:p text:style-name="P1">DS = Dave Strider</text:p>
      <text:p text:style-name="P1">RL = Rose Lalonde</text:p>
      <text:p text:style-name="P1">JH = Jade Harley</text:p>
      <text:p text:style-name="P1">NS = Nannasprite</text:p>
      <text:p text:style-name="P1">KV = Karkat Vantas</text:p>
      <text:p text:style-name="P1">KM = Kanaya Maryam</text:p>
      <text:p text:style-name="P1">TN = Tavros Nitram</text:p>
      <text:p text:style-name="P1">* Snowman doesn't have an abbreviation.</text:p>
      <text:p text:style-name="P1">SS = Spades Slick</text:p>
      <text:p text:style-name="P1">TP = Terezi Pyrope</text:p>
      <text:p text:style-name="P1">JS = Jaspersprite</text:p>
      <text:p text:style-name="P1">DaSp = Davesprite</text:p>
      <text:p text:style-name="P1">AH = Andrew Hussie</text:p>
      <text:p text:style-name="P1">SC = Sollux Captor</text:p>
      <text:p text:style-name="P1">JaEn = Jake English</text:p>
      <text:p text:style-name="P1">GM = Gamzee Makara</text:p>
      <text:p text:style-name="P1">NL = Nepeta Leijon</text:p>
      <text:p text:style-name="P1">AM = Aradia Megido</text:p>
      <text:p text:style-name="P1">VS = Vriska Serket</text:p>
      <text:p text:style-name="P1">EZ = Equius Zahhak</text:p>
      <text:p text:style-name="P1">AS = Aradiasprite</text:p>
      <text:p text:style-name="P1">DoSc = Doc Scratch</text:p>
      <text:p text:style-name="P1">AB = Aradiabot</text:p>
      <text:p text:style-name="P1"><text:soft-page-break/>FP = Feferi Peixes</text:p>
      <text:p text:style-name="P1">EA = Eridan Ampora</text:p>
      <text:p text:style-name="P1">* Mothersprite doesn't have an abbreviation.</text:p>
      <text:p text:style-name="P1">DrSp = Dragonsprite</text:p>
      <text:p text:style-name="P1">* Becsprite doesn't have an abbreviation.</text:p>
      <text:p text:style-name="P1">JadeS = Jadesprite</text:p>
      <text:p text:style-name="P1">AV = Alt-Vriska, represented as (Vriska)</text:p>
      <text:p text:style-name="P1">FF = Fedorafreak</text:p>
      <text:p text:style-name="P1">*Lord English doesn't really have anyone speak to him, so...</text:p>
      <text:p text:style-name="P1">JC = Jane Crocker</text:p>
      <text:p text:style-name="P1">Ce = Calliope</text:p>
      <text:p text:style-name="P1">RxLa = Roxy Lalonde</text:p>
      <text:p text:style-name="P1">LH = Lil Hal, or the auto responder</text:p>
      <text:p text:style-name="P1">DiSt = Dirk Strider</text:p>
      <text:p text:style-name="P1">MP = Meenah Peixes</text:p>
      <text:p text:style-name="P1">Cb = Caliborn</text:p>
      <text:p text:style-name="P1">ArSe = Aranea Serket (ha ha, I mean damn)</text:p>
      <text:p text:style-name="P1">* Tavrisprite doesn't have an abbreviation.</text:p>
      <text:p text:style-name="P1">BGD = Brain Ghost Dirk</text:p>
      <text:p text:style-name="P1">KnVa = Kankri Vantas</text:p>
      <text:p text:style-name="P1">LP = Latula Pyrope</text:p>
      <text:p text:style-name="P1">PM = Porrim Maryam</text:p>
      <text:p text:style-name="P1">CA = Cronus Ampora</text:p>
      <text:p text:style-name="P1">MC = Mituna Captor</text:p>
      <text:p text:style-name="P1">ML = Meulin Leijon</text:p>
      <text:p text:style-name="P1"><text:soft-page-break/>KuMa = Kurloz Makara</text:p>
      <text:p text:style-name="P1">RN = Rufioh Nitram</text:p>
      <text:p text:style-name="P1">HZ = Horuss Zahhak</text:p>
      <text:p text:style-name="P1">DM = Damara Megido</text:p>
      <text:p text:style-name="P1">ES = Erisolsprite</text:p>
      <text:p text:style-name="P1">FS = Fefetasprite</text:p>
      <text:p text:style-name="P1">HIC = Her Imperious Condescension</text:p>
      <text:p text:style-name="P1">EqSp = Equiusprite</text:p>
      <text:p text:style-name="P1">ARSp = Arquiusprite</text:p>
      <text:p text:style-name="P1">TrJn = Trickster Jane</text:p>
      <text:p text:style-name="P1">TrJk = Trickster Jake</text:p>
      <text:p text:style-name="P1">TrRx = Trickster Roxy</text:p>
      <text:p text:style-name="P1">GB = Grimbark Jade</text:p>
      <text:p text:style-name="P1">CJ = Crocker Tier Jane</text:p>
      <text:p text:style-name="P1">TS = Tavrosprite</text:p>
      <text:p text:style-name="P1">RS = Rosesprite</text:p>
      <text:p text:style-name="P1">JR = Jasprosesprite Squared</text:p>
      <text:p text:style-name="P1">AC = Alt-Calliope</text:p>
      <text:p text:style-name="P1">NS = Nepetasprite</text:p>
      <text:p text:style-name="P1">* Gcatavrosprite does not have an abbreviation. Thankfully.</text:p>
      <text:p text:style-name="P1">DP = Davepetasprite Squared (lo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71" meta:word-count="311" meta:character-count="1630"/>
    <meta:generator>OpenOffice/4.1.2$Win32 OpenOffice.org_project/412m3$Build-9782</meta:generator>
  </office:meta>
</office:document-meta>
</file>